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manifest.rdf" manifest:media-type="application/rdf+xml"/>
  <manifest:file-entry manifest:full-path="Object 21/styles.xml" manifest:media-type="text/xml"/>
  <manifest:file-entry manifest:full-path="Object 21/" manifest:version="1.2" manifest:media-type="application/vnd.oasis.opendocument.text"/>
  <manifest:file-entry manifest:full-path="Object 19/manifest.rdf" manifest:media-type="application/rdf+xml"/>
  <manifest:file-entry manifest:full-path="Object 19/Configurations2/" manifest:media-type="application/vnd.sun.xml.ui.configuration"/>
  <manifest:file-entry manifest:full-path="Object 19/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text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text"/>
  <manifest:file-entry manifest:full-path="Object 18/style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20/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17/Configurations2/" manifest:media-type="application/vnd.sun.xml.ui.configuration"/>
  <manifest:file-entry manifest:full-path="Object 17/style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tex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style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Configurations2/" manifest:media-type="application/vnd.sun.xml.ui.configuration"/>
  <manifest:file-entry manifest:full-path="Object 14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tex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text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style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text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24/styles.xml" manifest:media-type="text/xml"/>
  <manifest:file-entry manifest:full-path="Object 24/settings.xml" manifest:media-type="text/xml"/>
  <manifest:file-entry manifest:full-path="Object 24/manifest.rdf" manifest:media-type="application/rdf+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ff0000" draw:fill-color="#f10d0c" draw:textarea-horizontal-align="justify" draw:textarea-vertical-align="middle" draw:auto-grow-height="false" fo:min-height="0.058cm" fo:min-width="0cm"/>
    </style:style>
    <style:style style:name="gr3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5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0000" draw:fill-color="#f10d0c" draw:textarea-horizontal-align="justify" draw:textarea-vertical-align="middle" draw:auto-grow-height="false" fo:min-height="0.057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369a3" draw:fill-color="#aadcf7" draw:textarea-horizontal-align="justify" draw:textarea-vertical-align="middle" draw:auto-grow-height="false" fo:min-height="0.743cm" fo:min-width="1.15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10d0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adcf7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3cm" svg:y1="4.519cm" svg:x2="7.6cm" svg:y2="4.519cm">
          <text:p/>
        </draw:line>
        <draw:custom-shape draw:style-name="gr2" draw:text-style-name="P2" draw:layer="layout" svg:width="0.36cm" svg:height="0.434cm" svg:x="7.4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29cm" svg:height="1.768cm" svg:x="6.571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3.062cm" svg:height="11.557cm" svg:x="5.138cm" svg:y="1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4" draw:layer="layout" svg:x1="10.691cm" svg:y1="3.847cm" svg:x2="10.705cm" svg:y2="5.12cm">
          <text:p/>
        </draw:line>
        <draw:line draw:style-name="gr6" draw:text-style-name="P5" draw:layer="layout" svg:x1="10.099cm" svg:y1="4.526cm" svg:x2="10.706cm" svg:y2="4.517cm">
          <text:p/>
        </draw:line>
        <draw:line draw:style-name="gr6" draw:text-style-name="P5" draw:layer="layout" svg:x1="11.6cm" svg:y1="4.519cm" svg:x2="12.4cm" svg:y2="4.519cm">
          <text:p/>
        </draw:line>
        <draw:line draw:style-name="gr5" draw:text-style-name="P4" draw:layer="layout" svg:x1="11.531cm" svg:y1="3.837cm" svg:x2="11.545cm" svg:y2="5.11cm">
          <text:p/>
        </draw:line>
        <draw:custom-shape draw:style-name="gr7" draw:text-style-name="P2" draw:layer="layout" svg:width="0.361cm" svg:height="0.433cm" svg:x="7.4cm" svg:y="4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9.3cm" svg:y="2.8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8" draw:text-style-name="P4" draw:layer="layout" svg:x1="21.484cm" svg:y1="13.167cm" svg:x2="19.8cm" svg:y2="13.167cm">
          <text:p/>
        </draw:line>
        <draw:line draw:style-name="gr8" draw:text-style-name="P4" draw:layer="layout" svg:x1="21.291cm" svg:y1="13.474cm" svg:x2="20.007cm" svg:y2="13.482cm">
          <text:p/>
        </draw:line>
        <draw:line draw:style-name="gr8" draw:text-style-name="P4" draw:layer="layout" svg:x1="21.005cm" svg:y1="13.796cm" svg:x2="20.28cm" svg:y2="13.8cm">
          <text:p/>
        </draw:line>
        <draw:frame draw:style-name="gr9" draw:text-style-name="P3" draw:layer="layout" svg:width="4.3cm" svg:height="2.205cm" svg:x="18.9cm" svg:y="13.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" draw:text-style-name="P5" draw:layer="layout" svg:x1="20.685cm" svg:y1="12.367cm" svg:x2="20.685cm" svg:y2="13.167cm">
          <text:p/>
        </draw:line>
        <draw:line draw:style-name="gr1" draw:text-style-name="P1" draw:layer="layout" svg:x1="31.2cm" svg:y1="12.4cm" svg:x2="7.845cm" svg:y2="12.319cm">
          <text:p/>
        </draw:line>
        <draw:line draw:style-name="gr10" draw:text-style-name="P5" draw:layer="layout" svg:x1="12.388cm" svg:y1="7.776cm" svg:x2="12.823cm" svg:y2="7.891cm">
          <text:p/>
        </draw:line>
        <draw:line draw:style-name="gr10" draw:text-style-name="P5" draw:layer="layout" svg:x1="11.999cm" svg:y1="8.298cm" svg:x2="12.824cm" svg:y2="7.891cm">
          <text:p/>
        </draw:line>
        <draw:line draw:style-name="gr10" draw:text-style-name="P5" draw:layer="layout" svg:x1="12.007cm" svg:y1="8.937cm" svg:x2="12.893cm" svg:y2="9.185cm">
          <text:p/>
        </draw:line>
        <draw:line draw:style-name="gr10" draw:text-style-name="P5" draw:layer="layout" svg:x1="11.974cm" svg:y1="8.281cm" svg:x2="12.86cm" svg:y2="8.529cm">
          <text:p/>
        </draw:line>
        <draw:line draw:style-name="gr10" draw:text-style-name="P5" draw:layer="layout" svg:x1="12.015cm" svg:y1="8.953cm" svg:x2="12.84cm" svg:y2="8.546cm">
          <text:p/>
        </draw:line>
        <draw:line draw:style-name="gr10" draw:text-style-name="P5" draw:layer="layout" svg:x1="12.075cm" svg:y1="9.597cm" svg:x2="12.9cm" svg:y2="9.19cm">
          <text:p/>
        </draw:line>
        <draw:line draw:style-name="gr10" draw:text-style-name="P5" draw:layer="layout" svg:x1="12.116cm" svg:y1="9.585cm" svg:x2="12.551cm" svg:y2="9.7cm">
          <text:p/>
        </draw:line>
        <draw:line draw:style-name="gr1" draw:text-style-name="P1" draw:layer="layout" svg:x1="17.2cm" svg:y1="4.5cm" svg:x2="13.6cm" svg:y2="4.519cm">
          <text:p/>
        </draw:line>
        <draw:custom-shape draw:style-name="gr11" draw:text-style-name="P6" draw:layer="layout" svg:width="3.301cm" svg:height="2.978cm" draw:transform="rotate (-1.56416407563732) translate (20.178cm 3.7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803cm" svg:height="3.413cm" svg:x="16.2cm" svg:y="3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6.6cm" svg:y1="8.4cm" svg:x2="16.6cm" svg:y2="6.6cm">
          <text:p/>
        </draw:line>
        <draw:line draw:style-name="gr1" draw:text-style-name="P1" draw:layer="layout" svg:x1="17.3cm" svg:y1="6.601cm" svg:x2="16.6cm" svg:y2="6.6cm">
          <text:p/>
        </draw:line>
        <draw:line draw:style-name="gr10" draw:text-style-name="P5" draw:layer="layout" svg:x1="16.614cm" svg:y1="8.376cm" svg:x2="17.049cm" svg:y2="8.491cm">
          <text:p/>
        </draw:line>
        <draw:line draw:style-name="gr10" draw:text-style-name="P5" draw:layer="layout" svg:x1="16.225cm" svg:y1="8.898cm" svg:x2="17.05cm" svg:y2="8.491cm">
          <text:p/>
        </draw:line>
        <draw:line draw:style-name="gr10" draw:text-style-name="P5" draw:layer="layout" svg:x1="16.233cm" svg:y1="9.537cm" svg:x2="17.119cm" svg:y2="9.785cm">
          <text:p/>
        </draw:line>
        <draw:line draw:style-name="gr10" draw:text-style-name="P5" draw:layer="layout" svg:x1="16.2cm" svg:y1="8.881cm" svg:x2="17.086cm" svg:y2="9.129cm">
          <text:p/>
        </draw:line>
        <draw:line draw:style-name="gr10" draw:text-style-name="P5" draw:layer="layout" svg:x1="16.241cm" svg:y1="9.553cm" svg:x2="17.066cm" svg:y2="9.146cm">
          <text:p/>
        </draw:line>
        <draw:line draw:style-name="gr10" draw:text-style-name="P5" draw:layer="layout" svg:x1="16.301cm" svg:y1="10.197cm" svg:x2="17.126cm" svg:y2="9.79cm">
          <text:p/>
        </draw:line>
        <draw:line draw:style-name="gr10" draw:text-style-name="P5" draw:layer="layout" svg:x1="16.342cm" svg:y1="10.185cm" svg:x2="16.777cm" svg:y2="10.3cm">
          <text:p/>
        </draw:line>
        <draw:line draw:style-name="gr10" draw:text-style-name="P5" draw:layer="layout" svg:x1="21.026cm" svg:y1="7.615cm" svg:x2="20.899cm" svg:y2="8.047cm">
          <text:p/>
        </draw:line>
        <draw:line draw:style-name="gr10" draw:text-style-name="P5" draw:layer="layout" svg:x1="20.515cm" svg:y1="7.212cm" svg:x2="20.9cm" svg:y2="8.048cm">
          <text:p/>
        </draw:line>
        <draw:line draw:style-name="gr10" draw:text-style-name="P5" draw:layer="layout" svg:x1="19.876cm" svg:y1="7.203cm" svg:x2="19.604cm" svg:y2="8.082cm">
          <text:p/>
        </draw:line>
        <draw:line draw:style-name="gr10" draw:text-style-name="P5" draw:layer="layout" svg:x1="20.533cm" svg:y1="7.187cm" svg:x2="20.261cm" svg:y2="8.066cm">
          <text:p/>
        </draw:line>
        <draw:line draw:style-name="gr10" draw:text-style-name="P5" draw:layer="layout" svg:x1="19.859cm" svg:y1="7.21cm" svg:x2="20.244cm" svg:y2="8.046cm">
          <text:p/>
        </draw:line>
        <draw:line draw:style-name="gr10" draw:text-style-name="P5" draw:layer="layout" svg:x1="19.214cm" svg:y1="7.253cm" svg:x2="19.599cm" svg:y2="8.089cm">
          <text:p/>
        </draw:line>
        <draw:line draw:style-name="gr10" draw:text-style-name="P5" draw:layer="layout" svg:x1="19.225cm" svg:y1="7.294cm" svg:x2="19.098cm" svg:y2="7.726cm">
          <text:p/>
        </draw:line>
        <draw:line draw:style-name="gr1" draw:text-style-name="P1" draw:layer="layout" svg:x1="19.1cm" svg:y1="7.7cm" svg:x2="16.6cm" svg:y2="7.701cm">
          <text:p/>
        </draw:line>
        <draw:line draw:style-name="gr1" draw:text-style-name="P1" draw:layer="layout" svg:x1="22cm" svg:y1="7.6cm" svg:x2="22cm" svg:y2="5.4cm">
          <text:p/>
        </draw:line>
        <draw:line draw:style-name="gr1" draw:text-style-name="P1" draw:layer="layout" svg:x1="24cm" svg:y1="5.4cm" svg:x2="20.1cm" svg:y2="5.402cm">
          <text:p/>
        </draw:line>
        <draw:line draw:style-name="gr1" draw:text-style-name="P1" draw:layer="layout" svg:x1="22cm" svg:y1="7.6cm" svg:x2="21cm" svg:y2="7.602cm">
          <text:p/>
        </draw:line>
        <draw:line draw:style-name="gr1" draw:text-style-name="P1" draw:layer="layout" svg:x1="28.2cm" svg:y1="6.1cm" svg:x2="28.184cm" svg:y2="5.378cm">
          <text:p/>
        </draw:line>
        <draw:line draw:style-name="gr5" draw:text-style-name="P4" draw:layer="layout" svg:x1="28.755cm" svg:y1="6.669cm" svg:x2="27.482cm" svg:y2="6.683cm">
          <text:p/>
        </draw:line>
        <draw:line draw:style-name="gr6" draw:text-style-name="P5" draw:layer="layout" svg:x1="28.176cm" svg:y1="6.077cm" svg:x2="28.185cm" svg:y2="6.684cm">
          <text:p/>
        </draw:line>
        <draw:line draw:style-name="gr6" draw:text-style-name="P5" draw:layer="layout" svg:x1="28.182cm" svg:y1="7.578cm" svg:x2="28.182cm" svg:y2="8.378cm">
          <text:p/>
        </draw:line>
        <draw:line draw:style-name="gr5" draw:text-style-name="P4" draw:layer="layout" svg:x1="28.764cm" svg:y1="7.509cm" svg:x2="27.491cm" svg:y2="7.523cm">
          <text:p/>
        </draw:line>
        <draw:custom-shape draw:style-name="gr7" draw:text-style-name="P2" draw:layer="layout" svg:width="0.361cm" svg:height="0.433cm" draw:transform="rotate (-1.57114539264529) translate (22.185cm 5.1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1.1cm" svg:y1="5.4cm" svg:x2="28.2cm" svg:y2="5.402cm">
          <text:p/>
        </draw:line>
        <draw:frame draw:style-name="gr4" draw:text-style-name="P3" draw:layer="layout" svg:width="3.062cm" svg:height="11.557cm" svg:x="30cm" svg:y="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2" draw:layer="layout" svg:width="0.361cm" svg:height="0.433cm" svg:x="16.5cm" svg:y="7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61cm" svg:height="0.433cm" svg:x="31cm" svg:y="5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29cm" svg:height="1.768cm" svg:x="31.471cm" svg:y="8.3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3.686cm" svg:height="2.168cm" svg:x="27.6cm" svg:y="6.5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3.686cm" svg:height="2.168cm" svg:x="23.014cm" svg:y="8.0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3" draw:layer="layout" svg:width="3.686cm" svg:height="2.168cm" svg:x="18.214cm" svg:y="8.0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3.686cm" svg:height="2.168cm" svg:x="15.7cm" svg:y="8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3" draw:layer="layout" svg:width="3.686cm" svg:height="2.168cm" svg:x="9.414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0" draw:text-style-name="P5" draw:layer="layout" svg:x1="25.826cm" svg:y1="5.415cm" svg:x2="25.699cm" svg:y2="5.847cm">
          <text:p/>
        </draw:line>
        <draw:line draw:style-name="gr10" draw:text-style-name="P5" draw:layer="layout" svg:x1="25.315cm" svg:y1="5.012cm" svg:x2="25.7cm" svg:y2="5.848cm">
          <text:p/>
        </draw:line>
        <draw:line draw:style-name="gr10" draw:text-style-name="P5" draw:layer="layout" svg:x1="24.676cm" svg:y1="5.003cm" svg:x2="24.404cm" svg:y2="5.882cm">
          <text:p/>
        </draw:line>
        <draw:line draw:style-name="gr10" draw:text-style-name="P5" draw:layer="layout" svg:x1="25.333cm" svg:y1="4.987cm" svg:x2="25.061cm" svg:y2="5.866cm">
          <text:p/>
        </draw:line>
        <draw:line draw:style-name="gr10" draw:text-style-name="P5" draw:layer="layout" svg:x1="24.659cm" svg:y1="5.01cm" svg:x2="25.044cm" svg:y2="5.846cm">
          <text:p/>
        </draw:line>
        <draw:line draw:style-name="gr10" draw:text-style-name="P5" draw:layer="layout" svg:x1="24.014cm" svg:y1="5.053cm" svg:x2="24.399cm" svg:y2="5.889cm">
          <text:p/>
        </draw:line>
        <draw:line draw:style-name="gr10" draw:text-style-name="P5" draw:layer="layout" svg:x1="24.025cm" svg:y1="5.094cm" svg:x2="23.898cm" svg:y2="5.526cm">
          <text:p/>
        </draw:line>
        <draw:line draw:style-name="gr1" draw:text-style-name="P1" draw:layer="layout" svg:x1="28.4cm" svg:y1="5.4cm" svg:x2="25.8cm" svg:y2="5.402cm">
          <text:p/>
        </draw:line>
        <draw:custom-shape draw:style-name="gr7" draw:text-style-name="P2" draw:layer="layout" svg:width="0.361cm" svg:height="0.433cm" svg:x="31.1cm" svg:y="12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2cm" svg:y1="7.5cm" svg:x2="23.2cm" svg:y2="5.4cm">
          <text:p/>
        </draw:line>
        <draw:line draw:style-name="gr1" draw:text-style-name="P1" draw:layer="layout" svg:x1="26.7cm" svg:y1="7.5cm" svg:x2="26.7cm" svg:y2="5.4cm">
          <text:p/>
        </draw:line>
        <draw:line draw:style-name="gr1" draw:text-style-name="P1" draw:layer="layout" svg:x1="26.7cm" svg:y1="7.5cm" svg:x2="25.9cm" svg:y2="7.5cm">
          <text:p/>
        </draw:line>
        <draw:line draw:style-name="gr1" draw:text-style-name="P1" draw:layer="layout" svg:x1="23.8cm" svg:y1="7.5cm" svg:x2="23.2cm" svg:y2="7.5cm">
          <text:p/>
        </draw:line>
        <draw:frame draw:style-name="gr3" draw:text-style-name="P3" draw:layer="layout" svg:width="3.686cm" svg:height="2.168cm" svg:x="28.7cm" svg:y="4.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3" draw:layer="layout" svg:width="3.686cm" svg:height="2.168cm" svg:x="19.6cm" svg:y="4.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3.686cm" svg:height="2.168cm" svg:x="6.314cm" svg:y="12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3.686cm" svg:height="2.168cm" svg:x="29.614cm" svg:y="12.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3" draw:layer="layout" svg:width="3.686cm" svg:height="2.168cm" svg:x="11.8cm" svg:y="3.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3" draw:layer="layout" svg:width="3.686cm" svg:height="2.168cm" svg:x="15.7cm" svg:y="7.73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" draw:text-style-name="P1" draw:layer="layout" svg:x1="13.5cm" svg:y1="6.9cm" svg:x2="13.5cm" svg:y2="4.6cm">
          <text:p/>
        </draw:line>
        <draw:line draw:style-name="gr1" draw:text-style-name="P1" draw:layer="layout" svg:x1="28.2cm" svg:y1="12.5cm" svg:x2="28.2cm" svg:y2="10.6cm">
          <text:p/>
        </draw:line>
        <draw:line draw:style-name="gr1" draw:text-style-name="P1" draw:layer="layout" svg:x1="13.5cm" svg:y1="12.3cm" svg:x2="13.5cm" svg:y2="11cm">
          <text:p/>
        </draw:line>
        <draw:line draw:style-name="gr1" draw:text-style-name="P1" draw:layer="layout" svg:x1="16.7cm" svg:y1="12.4cm" svg:x2="16.7cm" svg:y2="10.3cm">
          <text:p/>
        </draw:line>
        <draw:line draw:style-name="gr10" draw:text-style-name="P5" draw:layer="layout" svg:x1="14.588cm" svg:y1="7.776cm" svg:x2="15.023cm" svg:y2="7.891cm">
          <text:p/>
        </draw:line>
        <draw:line draw:style-name="gr10" draw:text-style-name="P5" draw:layer="layout" svg:x1="14.199cm" svg:y1="8.298cm" svg:x2="15.024cm" svg:y2="7.891cm">
          <text:p/>
        </draw:line>
        <draw:line draw:style-name="gr10" draw:text-style-name="P5" draw:layer="layout" svg:x1="14.207cm" svg:y1="8.937cm" svg:x2="15.093cm" svg:y2="9.185cm">
          <text:p/>
        </draw:line>
        <draw:line draw:style-name="gr10" draw:text-style-name="P5" draw:layer="layout" svg:x1="14.174cm" svg:y1="8.281cm" svg:x2="15.06cm" svg:y2="8.529cm">
          <text:p/>
        </draw:line>
        <draw:line draw:style-name="gr10" draw:text-style-name="P5" draw:layer="layout" svg:x1="14.215cm" svg:y1="8.953cm" svg:x2="15.04cm" svg:y2="8.546cm">
          <text:p/>
        </draw:line>
        <draw:line draw:style-name="gr10" draw:text-style-name="P5" draw:layer="layout" svg:x1="14.275cm" svg:y1="9.597cm" svg:x2="15.1cm" svg:y2="9.19cm">
          <text:p/>
        </draw:line>
        <draw:line draw:style-name="gr10" draw:text-style-name="P5" draw:layer="layout" svg:x1="14.316cm" svg:y1="9.585cm" svg:x2="14.751cm" svg:y2="9.7cm">
          <text:p/>
        </draw:line>
        <draw:line draw:style-name="gr1" draw:text-style-name="P1" draw:layer="layout" svg:x1="14.7cm" svg:y1="6.9cm" svg:x2="12.4cm" svg:y2="6.901cm">
          <text:p/>
        </draw:line>
        <draw:line draw:style-name="gr1" draw:text-style-name="P1" draw:layer="layout" svg:x1="14.8cm" svg:y1="11cm" svg:x2="12.4cm" svg:y2="11.002cm">
          <text:p/>
        </draw:line>
        <draw:custom-shape draw:style-name="gr7" draw:text-style-name="P2" draw:layer="layout" svg:width="0.361cm" svg:height="0.433cm" svg:x="13.3cm" svg:y="10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6.014cm" svg:y="3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3" draw:layer="layout" svg:width="3.686cm" svg:height="2.168cm" svg:x="11.8cm" svg:y="8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3" draw:layer="layout" svg:width="3.686cm" svg:height="2.168cm" svg:x="22.814cm" svg:y="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14.8cm" svg:y1="11cm" svg:x2="14.8cm" svg:y2="9.7cm">
          <text:p/>
        </draw:line>
        <draw:line draw:style-name="gr1" draw:text-style-name="P1" draw:layer="layout" svg:x1="12.4cm" svg:y1="11cm" svg:x2="12.4cm" svg:y2="9.7cm">
          <text:p/>
        </draw:line>
        <draw:line draw:style-name="gr1" draw:text-style-name="P1" draw:layer="layout" svg:x1="14.7cm" svg:y1="7.8cm" svg:x2="14.7cm" svg:y2="6.9cm">
          <text:p/>
        </draw:line>
        <draw:line draw:style-name="gr1" draw:text-style-name="P1" draw:layer="layout" svg:x1="12.4cm" svg:y1="7.8cm" svg:x2="12.4cm" svg:y2="6.9cm">
          <text:p/>
        </draw:line>
        <draw:line draw:style-name="gr10" draw:text-style-name="P5" draw:layer="layout" svg:x1="25.826cm" svg:y1="7.515cm" svg:x2="25.699cm" svg:y2="7.947cm">
          <text:p/>
        </draw:line>
        <draw:line draw:style-name="gr10" draw:text-style-name="P5" draw:layer="layout" svg:x1="25.315cm" svg:y1="7.112cm" svg:x2="25.7cm" svg:y2="7.948cm">
          <text:p/>
        </draw:line>
        <draw:line draw:style-name="gr10" draw:text-style-name="P5" draw:layer="layout" svg:x1="24.676cm" svg:y1="7.103cm" svg:x2="24.404cm" svg:y2="7.982cm">
          <text:p/>
        </draw:line>
        <draw:line draw:style-name="gr10" draw:text-style-name="P5" draw:layer="layout" svg:x1="25.333cm" svg:y1="7.087cm" svg:x2="25.061cm" svg:y2="7.966cm">
          <text:p/>
        </draw:line>
        <draw:line draw:style-name="gr10" draw:text-style-name="P5" draw:layer="layout" svg:x1="24.659cm" svg:y1="7.11cm" svg:x2="25.044cm" svg:y2="7.946cm">
          <text:p/>
        </draw:line>
        <draw:line draw:style-name="gr10" draw:text-style-name="P5" draw:layer="layout" svg:x1="24.014cm" svg:y1="7.153cm" svg:x2="24.399cm" svg:y2="7.989cm">
          <text:p/>
        </draw:line>
        <draw:line draw:style-name="gr10" draw:text-style-name="P5" draw:layer="layout" svg:x1="24.025cm" svg:y1="7.194cm" svg:x2="23.898cm" svg:y2="7.626cm">
          <text:p/>
        </draw:line>
        <draw:line draw:style-name="gr1" draw:text-style-name="P1" draw:layer="layout" svg:x1="13.4cm" svg:y1="4.5cm" svg:x2="12.2cm" svg:y2="4.501cm">
          <text:p/>
        </draw:line>
        <draw:custom-shape draw:style-name="gr7" draw:text-style-name="P2" draw:layer="layout" svg:width="0.361cm" svg:height="0.433cm" svg:x="13.3cm" svg:y="4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2cm" svg:y1="9.1cm" svg:x2="28.184cm" svg:y2="8.378cm">
          <text:p/>
        </draw:line>
        <draw:line draw:style-name="gr5" draw:text-style-name="P4" draw:layer="layout" svg:x1="28.755cm" svg:y1="9.669cm" svg:x2="27.482cm" svg:y2="9.683cm">
          <text:p/>
        </draw:line>
        <draw:line draw:style-name="gr6" draw:text-style-name="P5" draw:layer="layout" svg:x1="28.176cm" svg:y1="9.077cm" svg:x2="28.185cm" svg:y2="9.684cm">
          <text:p/>
        </draw:line>
        <draw:line draw:style-name="gr6" draw:text-style-name="P5" draw:layer="layout" svg:x1="28.182cm" svg:y1="10.578cm" svg:x2="28.182cm" svg:y2="11.378cm">
          <text:p/>
        </draw:line>
        <draw:line draw:style-name="gr5" draw:text-style-name="P4" draw:layer="layout" svg:x1="28.764cm" svg:y1="10.509cm" svg:x2="27.491cm" svg:y2="10.523cm">
          <text:p/>
        </draw:line>
        <draw:custom-shape draw:style-name="gr7" draw:text-style-name="P2" draw:layer="layout" svg:width="0.361cm" svg:height="0.433cm" svg:x="28cm" svg:y="8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27.7cm" svg:y="9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9.1cm" fo:page-height="1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0:25:09.580936137</meta:creation-date>
    <dc:date>2021-06-08T21:46:30.206807197</dc:date>
    <meta:editing-duration>PT7M12S</meta:editing-duration>
    <meta:editing-cycles>3</meta:editing-cycles>
    <meta:generator>LibreOffice/6.4.6.2$Linux_X86_64 LibreOffice_project/40$Build-2</meta:generator>
    <meta:document-statistic meta:object-count="11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3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/>
      <text:p text:style-name="P3">-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58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1</text:span>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aaa49"/>
    </style:style>
    <style:style style:name="T2" style:family="text">
      <style:text-properties officeooo:rsid="002b1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4</text:span>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c1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1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90231"/>
    </style:style>
    <style:style style:name="T2" style:family="text">
      <style:text-properties officeooo:rsid="002af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2">3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ace35" officeooo:paragraph-rsid="002ace3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c6eab" officeooo:paragraph-rsid="002c6eab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out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9e0c" officeooo:paragraph-rsid="002d9e0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9e0c" officeooo:paragraph-rsid="002d9e0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-in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  <style:style style:name="T1" style:family="text">
      <style:text-properties officeooo:rsid="001c6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1">i</text:span>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  <style:style style:name="T1" style:family="text">
      <style:text-properties officeooo:rsid="002f19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v</text:span>-in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  <style:style style:name="T1" style:family="text">
      <style:text-properties officeooo:rsid="002f1931"/>
    </style:style>
    <style:style style:name="T2" style:family="text">
      <style:text-properties officeooo:rsid="00311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</text:span>n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c1f6e"/>
    </style:style>
    <style:style style:name="T2" style:family="text">
      <style:text-properties officeooo:rsid="002dd043"/>
    </style:style>
    <style:style style:name="T3" style:family="text">
      <style:text-properties officeooo:rsid="00309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3">6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</text:p>
      <text:p text:style-name="P2"/>
      <text:p text:style-name="P2"/>
      <text:p text:style-name="P2"/>
      <text:p text:style-name="P1">-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3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</text:p>
      <text:p text:style-name="P2"/>
      <text:p text:style-name="P2"/>
      <text:p text:style-name="P2"/>
      <text:p text:style-name="P1">-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  <style:style style:name="T1" style:family="text">
      <style:text-properties officeooo:rsid="001c6978"/>
    </style:style>
    <style:style style:name="T2" style:family="text">
      <style:text-properties officeooo:rsid="001e7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2">o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902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2</text:span>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bd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2</text:span>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7a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5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aa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3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